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Arial" svg:font-family="Arial, Helvetica, sans-serif"/>
    <style:font-face style:name="Arial1"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fr" fo:country="FR" officeooo:rsid="000c910d" officeooo:paragraph-rsid="000c910d"/>
    </style:style>
    <style:style style:name="P2" style:family="paragraph" style:parent-style-name="Standard">
      <style:text-properties fo:language="fr" fo:country="FR" officeooo:rsid="000c910d" officeooo:paragraph-rsid="00126ca5"/>
    </style:style>
    <style:style style:name="P3" style:family="paragraph" style:parent-style-name="Standard">
      <style:text-properties fo:language="fr" fo:country="FR" officeooo:rsid="000c910d" officeooo:paragraph-rsid="002673b6"/>
    </style:style>
    <style:style style:name="P4" style:family="paragraph" style:parent-style-name="Standard">
      <style:text-properties fo:language="fr" fo:country="FR" officeooo:rsid="001d70d1" officeooo:paragraph-rsid="001d70d1"/>
    </style:style>
    <style:style style:name="P5" style:family="paragraph" style:parent-style-name="Standard">
      <style:text-properties fo:language="fr" fo:country="FR" fo:font-weight="bold" officeooo:rsid="001dc41d" officeooo:paragraph-rsid="001dc41d" style:font-weight-asian="bold" style:font-weight-complex="bold"/>
    </style:style>
    <style:style style:name="P6" style:family="paragraph" style:parent-style-name="Standard">
      <style:text-properties fo:language="fr" fo:country="FR" fo:font-weight="normal" officeooo:rsid="001dc41d" officeooo:paragraph-rsid="001dc41d" style:font-weight-asian="normal" style:font-weight-complex="normal"/>
    </style:style>
    <style:style style:name="P7" style:family="paragraph" style:parent-style-name="Text_20_body">
      <style:paragraph-properties fo:margin-top="0in" fo:margin-bottom="0in" style:contextual-spacing="false" fo:line-height="119%" style:writing-mode="lr-tb"/>
      <style:text-properties fo:font-variant="normal" fo:text-transform="none" fo:color="#000000" style:text-line-through-style="none" style:text-line-through-type="none" style:font-name="Arial2" fo:font-size="10.5pt" fo:font-style="normal" style:text-underline-style="none" fo:font-weight="bold" style:text-blinking="false" fo:background-color="transparent"/>
    </style:style>
    <style:style style:name="P8" style:family="paragraph" style:parent-style-name="Text_20_body">
      <style:paragraph-properties fo:margin-top="0in" fo:margin-bottom="0in" style:contextual-spacing="false" fo:line-height="119%" style:writing-mode="lr-tb"/>
      <style:text-properties fo:font-variant="normal" fo:text-transform="none" fo:color="#000000" style:text-line-through-style="none" style:text-line-through-type="none" style:font-name="Arial2" fo:font-size="10.5pt" fo:font-style="normal" style:text-underline-style="none" fo:font-weight="normal" style:text-blinking="false" fo:background-color="transparent"/>
    </style:style>
    <style:style style:name="P9" style:family="paragraph" style:parent-style-name="Text_20_body">
      <style:paragraph-properties fo:margin-top="0in" fo:margin-bottom="0in" style:contextual-spacing="false" fo:line-height="119%" style:writing-mode="lr-tb"/>
      <style:text-properties fo:font-weight="normal"/>
    </style:style>
    <style:style style:name="P10" style:family="paragraph" style:parent-style-name="Text_20_body" style:master-page-name="First_20_Page">
      <style:paragraph-properties style:page-number="auto"/>
      <style:text-properties fo:font-variant="normal" fo:text-transform="none" fo:color="#000000" style:font-name="Arial2" fo:font-size="10.5pt" fo:language="fr" fo:country="FR" fo:font-style="normal" style:text-underline-style="solid" style:text-underline-width="auto" style:text-underline-color="font-color" fo:font-weight="bold" officeooo:rsid="000c910d" officeooo:paragraph-rsid="000c910d" fo:background-color="transparent"/>
    </style:style>
    <style:style style:name="T1" style:family="text">
      <style:text-properties fo:font-variant="normal" fo:text-transform="none" fo:color="#000000" style:text-line-through-style="none" style:text-line-through-type="none" style:font-name="Arial2" fo:font-size="10.5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2" fo:font-size="10.5pt" fo:font-style="normal" style:text-underline-style="none" fo:font-weight="bold" style:text-blinking="false" fo:background-color="transparent" loext:char-shading-value="0"/>
    </style:style>
    <style:style style:name="T3"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4" style:family="text">
      <style:text-properties fo:font-weight="bold" style:font-weight-asian="bold" style:font-weight-complex="bold"/>
    </style:style>
    <style:style style:name="T5" style:family="text">
      <style:text-properties officeooo:rsid="000dd8b0"/>
    </style:style>
    <style:style style:name="T6" style:family="text">
      <style:text-properties officeooo:rsid="00129e9b"/>
    </style:style>
    <style:style style:name="T7" style:family="text">
      <style:text-properties officeooo:rsid="001b7a43"/>
    </style:style>
    <style:style style:name="T8" style:family="text">
      <style:text-properties officeooo:rsid="001dc41d"/>
    </style:style>
    <style:style style:name="T9" style:family="text">
      <style:text-properties fo:font-weight="normal"/>
    </style:style>
    <style:style style:name="T10" style:family="text">
      <style:text-properties officeooo:rsid="00201028"/>
    </style:style>
    <style:style style:name="T11" style:family="text">
      <style:text-properties officeooo:rsid="0022bfed"/>
    </style:style>
    <style:style style:name="T12" style:family="text">
      <style:text-properties officeooo:rsid="0023a5b5"/>
    </style:style>
    <style:style style:name="T13" style:family="text">
      <style:text-properties officeooo:rsid="0024b943"/>
    </style:style>
    <style:style style:name="T14" style:family="text">
      <style:text-properties officeooo:rsid="00273d4a"/>
    </style:style>
    <style:style style:name="T15" style:family="text">
      <style:text-properties officeooo:rsid="002b613b"/>
    </style:style>
    <style:style style:name="T16" style:family="text">
      <style:text-properties officeooo:rsid="002d3989"/>
    </style:style>
    <style:style style:name="T17" style:family="text">
      <style:text-properties officeooo:rsid="002f7c19"/>
    </style:style>
    <style:style style:name="T18" style:family="text">
      <style:text-properties officeooo:rsid="003191e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bookmark text:name="docs-internal-guid-e61af948-9079-e0b8-9256-4ae9c82a16c0"/>Rapport de première année de thèse: Octobre 2014 – présent</text:p>
      <text:p text:style-name="Text_20_body"/>
      <text:p text:style-name="P9"><text:span text:style-name="T2">Titre de thèse: </text:span><text:span text:style-name="T1">Enhancement of functional brain connectome analysis by the use of deformable models in the estimation of spatial decompositions of the brain images</text:span></text:p>
      <text:p text:style-name="Text_20_body"/>
      <text:p text:style-name="P9"><text:span text:style-name="T2">Doctorant:</text:span><text:span text:style-name="T3"> </text:span><text:span text:style-name="T1">Elvis Dohmatob</text:span></text:p>
      <text:p text:style-name="P9"><text:span text:style-name="T2">Directeur de thèse</text:span><text:span text:style-name="T1">: Bertrand Thirion</text:span></text:p>
      <text:p text:style-name="P9"><text:span text:style-name="T2">Co-encadrant</text:span><text:span text:style-name="T1">: Gael Varoquaux</text:span></text:p>
      <text:p text:style-name="Text_20_body"/>
      <text:p text:style-name="P7">Cadre :</text:p>
      <text:p text:style-name="P8">La thèse consiste à dévolopper des nouvelles méthodes de recalage inter-sujet en utilisant directement les images fonctionnelles, le but ultime étant d'améliorer l'analyse de la connectivité fonctionnelle.</text:p>
      <text:p text:style-name="Text_20_body"/>
      <text:p text:style-name="P8">Traditionnellement, le recalage inter-sujet repose sur les images T1 car celles-ci contiennent des informations qui refletent clairement la géométrie du cerveau (sillons, plissement, ventricules, etc.), et donc des attributs dits “récalables”  (à titre de comparaison le images fonctionnelles sont assez bruitées et contiennent très peu d'informations anatomiques). En suite, on applique les transformations estimées ainsi au images fonctionnelles, etc., coregistrées au préable avec les images T1. Cette transitivité (recalage indirecte) repose sur une supposition cruciale selon laquelle les images T1 d'un sujet serait en correspondance parfaite avec ces scans fonctionnelles (EPI par example), modulo un decalage rigide (dû au positionnement de la tête dans le scanner pendant l'acquisition, etc).</text:p>
      <text:p text:style-name="Text_20_body"/>
      <text:p text:style-name="P8">Cependant, les images fonctionnelles souffrent des distortions du aux homogénéités du champs B0, qui fragilisent cette hypothèse (même après correction). Outre que ces distorsions, les images T1 sont des fois pathologiques (par exemple, dans le cas d'une tumeur) ou tout simplement pas disponibles. Il est donc necessaire de pourvois s'en passer de cette dependance sur les images T1 est developer les methods de recalage « directe » qui n'utilisent que des donnés fonctionnelles.</text:p>
      <text:p text:style-name="Text_20_body"/>
      <text:p text:style-name="P7">Travail réalisé :</text:p>
      <text:p text:style-name="P8">Dans un premier temps, nous avons fait une etude profonde de l'état de l'art sur le sujet. Nous avons aussi mit en place un cadre de travail solide (utils, scripts, pipelines, etc., ). Des travaux de benchmark sur des donnés réelles (Human Connectome Project – HCP) ont pu confirmés notre hypothèse selon laquelle le récalage inter-sujet directe EPI—EPI resulterait à une meilleur correspondance fonctionnelle à travers les sujets (mésuré avec différentes métriques : information mutuelle, statistiques GLM niveau groupe, qualité de l'image moyen des images EPI récalées, etc.). Un papier de journal (Neuroimage) et en cours redaction sur ces resultats.</text:p>
      <text:p text:style-name="Text_20_body"/>
      <text:p text:style-name="P8">Bien d'autres publications en liaison étroite avec la thèse (décodage multivarié, transfer learning fMRI – PET, algorithmes d'optimisation convexes, nouvelles modèles de régularization spatiale, etc.) ont été réalisés ou sont en cours (voir document ci-joint pour une liste papiers publiés).</text:p>
      <text:p text:style-name="Text_20_body"/>
      <text:p text:style-name="P7">L'avenir :</text:p>
      <text:p text:style-name="P8">Pour la suite, dans un premier temps nous attaquerons le problème d'estimation de template fonctionnelles et puis de l'integration de cartes fonctionnelles (parcellisations fonctionnelles) dans notre modèle d'estimation des transformations (basée les « demons difféomorphiques »).</text:p>
      <text:p text:style-name="Text_20_body"><text:soft-page-break/><text:span text:style-name="T9"><text:line-break/><text:line-break/><text:line-break/><text:line-break/><text:line-break/><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2" svg:font-family="Arial"/>
    <style:font-face style:name="Arial" svg:font-family="Arial, Helvetica, sans-serif"/>
    <style:font-face style:name="Arial1"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1T08:53:18.387949843</meta:creation-date>
    <dc:date>2015-12-11T10:58:31.850846031</dc:date>
    <meta:editing-duration>PT1H52M</meta:editing-duration>
    <meta:editing-cycles>36</meta:editing-cycles>
    <meta:generator>LibreOffice/4.2.7.2$Linux_x86 LibreOffice_project/420m0$Build-2</meta:generator>
    <meta:document-statistic meta:table-count="0" meta:image-count="0" meta:object-count="0" meta:page-count="2" meta:paragraph-count="15" meta:word-count="436" meta:character-count="3060" meta:non-whitespace-character-count="2629"/>
  </office:meta>
</office:document-meta>
</file>